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36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674cm"/>
    </style:style>
    <style:style style:name="co5" style:family="table-column">
      <style:table-column-properties fo:break-before="auto" style:column-width="2.85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.651cm"/>
    </style:style>
    <style:style style:name="co8" style:family="table-column">
      <style:table-column-properties fo:break-before="auto" style:column-width="2.743cm"/>
    </style:style>
    <style:style style:name="co9" style:family="table-column">
      <style:table-column-properties fo:break-before="auto" style:column-width="3.20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3.0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oject name</text:p>
          </table:table-cell>
          <table:table-cell office:value-type="string">
            <text:p>name</text:p>
          </table:table-cell>
          <table:table-cell/>
          <table:table-cell office:value-type="string">
            <text:p>audio</text:p>
          </table:table-cell>
          <table:table-cell office:value-type="string">
            <text:p>video</text:p>
          </table:table-cell>
          <table:table-cell office:value-type="string">
            <text:p>Re-evaluation</text:p>
          </table:table-cell>
          <table:table-cell office:value-type="string">
            <text:p>paymentAudio</text:p>
          </table:table-cell>
          <table:table-cell office:value-type="string">
            <text:p>paymentVideo</text:p>
          </table:table-cell>
          <table:table-cell office:value-type="string">
            <text:p>paymentTotal</text:p>
          </table:table-cell>
          <table:table-cell office:value-type="string">
            <text:p>10% to aman</text:p>
          </table:table-cell>
          <table:table-cell office:value-type="string">
            <text:p>my income</text:p>
          </table:table-cell>
          <table:table-cell/>
          <table:table-cell office:value-type="string">
            <text:p>projectCompletion</text:p>
          </table:table-cell>
          <table:table-cell/>
          <table:table-cell office:value-type="string">
            <text:p>recived on</text:p>
          </table:table-cell>
          <table:table-cell office:value-type="string">
            <text:p>submited on</text:p>
          </table:table-cell>
          <table:table-cell office:value-type="string">
            <text:p>payment o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mpers</text:p>
          </table:table-cell>
          <table:table-cell office:value-type="string">
            <text:p>Amrit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yes</text:p>
          </table:table-cell>
          <table:table-cell/>
          <table:table-cell table:style-name="ce1" office:value-type="date" office:date-value="2022-01-20">
            <text:p>20/01/22</text:p>
          </table:table-cell>
          <table:table-cell table:style-name="ce1" office:value-type="date" office:date-value="2022-01-21">
            <text:p>21/01/22</text:p>
          </table:table-cell>
          <table:table-cell table:style-name="ce1" office:value-type="date" office:date-value="2022-01-22">
            <text:p>22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ltiverse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  <table:table-cell/>
          <table:table-cell table:style-name="ce1" office:value-type="date" office:date-value="2022-01-21">
            <text:p>21/01/22</text:p>
          </table:table-cell>
          <table:table-cell table:style-name="ce1" office:value-type="date" office:date-value="2022-01-22">
            <text:p>22/01/22</text:p>
          </table:table-cell>
          <table:table-cell table:style-name="ce1" office:value-type="date" office:date-value="2022-01-23">
            <text:p>23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ternal Code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1" office:value-type="date" office:date-value="2022-01-26">
            <text:p>26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pcoming Summer</text:p>
          </table:table-cell>
          <table:table-cell office:value-type="string">
            <text:p>Niha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  <table:table-cell/>
          <table:table-cell table:style-name="ce1" office:value-type="date" office:date-value="2022-01-23">
            <text:p>23/01/22</text:p>
          </table:table-cell>
          <table:table-cell table:style-name="ce1" office:value-type="date" office:date-value="2022-01-24">
            <text:p>24/01/22</text:p>
          </table:table-cell>
          <table:table-cell table:style-name="ce1" office:value-type="date" office:date-value="2022-01-25">
            <text:p>25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style-name="ce1" office:value-type="date" office:date-value="2022-01-23">
            <text:p>23/01/22</text:p>
          </table:table-cell>
          <table:table-cell table:style-name="ce1" office:value-type="date" office:date-value="2022-01-24">
            <text:p>24/01/22</text:p>
          </table:table-cell>
          <table:table-cell table:style-name="ce1" office:value-type="date" office:date-value="2022-01-25">
            <text:p>25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t Young Blood</text:p>
          </table:table-cell>
          <table:table-cell office:value-type="string">
            <text:p>Nihla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  <table:table-cell/>
          <table:table-cell table:style-name="ce1" office:value-type="date" office:date-value="2022-01-24">
            <text:p>24/01/22</text:p>
          </table:table-cell>
          <table:table-cell table:number-columns-repeated="2" table:style-name="ce1" office:value-type="date" office:date-value="2022-01-25">
            <text:p>25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volt</text:p>
          </table:table-cell>
          <table:table-cell office:value-type="string">
            <text:p>Amrita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yes</text:p>
          </table:table-cell>
          <table:table-cell/>
          <table:table-cell table:style-name="ce1" office:value-type="date" office:date-value="2022-01-24">
            <text:p>24/01/22</text:p>
          </table:table-cell>
          <table:table-cell table:style-name="ce1" office:value-type="date" office:date-value="2022-01-25">
            <text:p>25/01/22</text:p>
          </table:table-cell>
          <table:table-cell table:style-name="ce1" office:value-type="date" office:date-value="2022-01-26">
            <text:p>26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ad Rising Watch Over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700">
            <text:p>700</text:p>
          </table:table-cell>
          <table:table-cell office:value-type="float" office:value="850">
            <text:p>850</text:p>
          </table:table-cell>
          <table:table-cell office:value-type="float" office:value="85">
            <text:p>85</text:p>
          </table:table-cell>
          <table:table-cell office:value-type="float" office:value="775">
            <text:p>77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1" office:value-type="date" office:date-value="2022-01-26">
            <text:p>26/01/22</text:p>
          </table:table-cell>
          <table:table-cell table:style-name="ce1" office:value-type="date" office:date-value="2022-01-27">
            <text:p>27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style-name="ce1" office:value-type="date" office:date-value="2022-01-26">
            <text:p>26/01/22</text:p>
          </table:table-cell>
          <table:table-cell table:number-columns-repeated="2" table:style-name="ce1" office:value-type="date" office:date-value="2022-01-28">
            <text:p>28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e Mummy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700">
            <text:p>700</text:p>
          </table:table-cell>
          <table:table-cell office:value-type="float" office:value="850">
            <text:p>850</text:p>
          </table:table-cell>
          <table:table-cell office:value-type="float" office:value="85">
            <text:p>85</text:p>
          </table:table-cell>
          <table:table-cell office:value-type="float" office:value="775">
            <text:p>775</text:p>
          </table:table-cell>
          <table:table-cell/>
          <table:table-cell office:value-type="string">
            <text:p>yes</text:p>
          </table:table-cell>
          <table:table-cell/>
          <table:table-cell table:style-name="ce1" office:value-type="date" office:date-value="2022-01-27">
            <text:p>27/01/22</text:p>
          </table:table-cell>
          <table:table-cell table:style-name="ce1" office:value-type="date" office:date-value="2022-01-28">
            <text:p>28/01/22</text:p>
          </table:table-cell>
          <table:table-cell table:style-name="ce1" office:value-type="date" office:date-value="2022-01-31">
            <text:p>31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1" office:value-type="date" office:date-value="2022-01-29">
            <text:p>29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1" office:value-type="date" office:date-value="2022-01-29">
            <text:p>29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1" office:value-type="date" office:date-value="2022-01-30">
            <text:p>30/01/22</text:p>
          </table:table-cell>
          <table:table-cell table:style-name="ce1" office:value-type="date" office:date-value="2022-01-31">
            <text:p>31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1" office:value-type="date" office:date-value="2022-01-30">
            <text:p>30/01/22</text:p>
          </table:table-cell>
          <table:table-cell table:style-name="ce1" office:value-type="date" office:date-value="2022-01-31">
            <text:p>31/01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instein's God Plan</text:p>
          </table:table-cell>
          <table:table-cell office:value-type="string">
            <text:p>Amri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table:style-name="ce1" office:value-type="date" office:date-value="2022-01-31">
            <text:p>31/01/22</text:p>
          </table:table-cell>
          <table:table-cell table:style-name="ce1" office:value-type="date" office:date-value="2022-02-01">
            <text:p>01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eath Vally 2</text:p>
          </table:table-cell>
          <table:table-cell office:value-type="string">
            <text:p>Amrita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table:style-name="ce1" office:value-type="date" office:date-value="2022-02-01">
            <text:p>01/02/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nkheart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800">
            <text:p>800</text:p>
          </table:table-cell>
          <table:table-cell office:value-type="float" office:value="950">
            <text:p>950</text:p>
          </table:table-cell>
          <table:table-cell office:value-type="float" office:value="95">
            <text:p>95</text:p>
          </table:table-cell>
          <table:table-cell office:value-type="float" office:value="855">
            <text:p>855</text:p>
          </table:table-cell>
          <table:table-cell table:number-columns-repeated="3"/>
          <table:table-cell table:style-name="ce1" office:value-type="date" office:date-value="2022-02-01">
            <text:p>01/02/22</text:p>
          </table:table-cell>
          <table:table-cell table:style-name="ce1" office:value-type="date" office:date-value="2022-02-02">
            <text:p>02/02/2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1">01/02/2022</text:date>, <text:time>19:4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abhat Maurya</meta:initial-creator>
    <meta:creation-date>2022-01-22T00:08:22.48</meta:creation-date>
    <dc:date>2022-02-01T19:43:02.32</dc:date>
    <dc:creator>Suprabhat Maurya</dc:creator>
    <meta:editing-duration>PT3H47M33S</meta:editing-duration>
    <meta:editing-cycles>36</meta:editing-cycles>
    <meta:generator>OpenOffice/4.1.11$Win32 OpenOffice.org_project/4111m1$Build-9808</meta:generator>
    <meta:document-statistic meta:table-count="3" meta:cell-count="267" meta:object-count="0"/>
  </office:meta>
</office:document-meta>
</file>